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112d4" officeooo:paragraph-rsid="000112d4"/>
    </style:style>
    <style:style style:name="P2" style:family="paragraph" style:parent-style-name="Standard">
      <style:text-properties officeooo:rsid="00018579" officeooo:paragraph-rsid="00018579"/>
    </style:style>
    <style:style style:name="P3" style:family="paragraph" style:parent-style-name="Standard">
      <style:text-properties officeooo:rsid="00021f42" officeooo:paragraph-rsid="00021f42"/>
    </style:style>
    <style:style style:name="P4" style:family="paragraph" style:parent-style-name="Standard">
      <style:text-properties officeooo:rsid="0003e75a" officeooo:paragraph-rsid="0003e75a"/>
    </style:style>
    <style:style style:name="P5" style:family="paragraph" style:parent-style-name="Standard">
      <style:text-properties officeooo:rsid="00049d8b" officeooo:paragraph-rsid="00049d8b"/>
    </style:style>
    <style:style style:name="P6" style:family="paragraph" style:parent-style-name="Standard">
      <style:text-properties officeooo:rsid="0006efcc" officeooo:paragraph-rsid="0006efcc"/>
    </style:style>
    <style:style style:name="P7" style:family="paragraph" style:parent-style-name="Standard">
      <style:text-properties officeooo:rsid="0007573f" officeooo:paragraph-rsid="0007573f"/>
    </style:style>
    <style:style style:name="P8" style:family="paragraph" style:parent-style-name="Standard">
      <style:text-properties officeooo:rsid="00085b7d" officeooo:paragraph-rsid="00085b7d"/>
    </style:style>
    <style:style style:name="P9" style:family="paragraph" style:parent-style-name="Standard">
      <style:text-properties officeooo:rsid="0009a514" officeooo:paragraph-rsid="0009a514"/>
    </style:style>
    <style:style style:name="P10" style:family="paragraph" style:parent-style-name="Standard">
      <style:text-properties officeooo:rsid="000adcea" officeooo:paragraph-rsid="000adcea"/>
    </style:style>
    <style:style style:name="P11" style:family="paragraph" style:parent-style-name="Standard">
      <style:text-properties officeooo:rsid="000c904a" officeooo:paragraph-rsid="000c904a"/>
    </style:style>
    <style:style style:name="P12" style:family="paragraph" style:parent-style-name="Standard">
      <style:text-properties officeooo:rsid="000e1457" officeooo:paragraph-rsid="000e1457"/>
    </style:style>
    <style:style style:name="P13" style:family="paragraph" style:parent-style-name="Standard">
      <style:text-properties officeooo:rsid="000e7505" officeooo:paragraph-rsid="000e7505"/>
    </style:style>
    <style:style style:name="P14" style:family="paragraph" style:parent-style-name="Standard">
      <style:text-properties officeooo:rsid="0010729f" officeooo:paragraph-rsid="0010729f"/>
    </style:style>
    <style:style style:name="P15" style:family="paragraph" style:parent-style-name="Standard">
      <style:text-properties officeooo:rsid="0010c783" officeooo:paragraph-rsid="0010c783"/>
    </style:style>
    <style:style style:name="P16" style:family="paragraph" style:parent-style-name="Standard">
      <style:text-properties officeooo:rsid="0010fdf6" officeooo:paragraph-rsid="0010fdf6"/>
    </style:style>
    <style:style style:name="P17" style:family="paragraph" style:parent-style-name="Standard">
      <style:text-properties officeooo:rsid="00141e66" officeooo:paragraph-rsid="00141e66"/>
    </style:style>
    <style:style style:name="P18" style:family="paragraph" style:parent-style-name="Standard">
      <style:text-properties officeooo:rsid="001434fa" officeooo:paragraph-rsid="001434fa"/>
    </style:style>
    <style:style style:name="P19" style:family="paragraph" style:parent-style-name="Standard">
      <style:text-properties officeooo:rsid="00153bed" officeooo:paragraph-rsid="00153bed"/>
    </style:style>
    <style:style style:name="T1" style:family="text">
      <style:text-properties officeooo:rsid="0003420a"/>
    </style:style>
    <style:style style:name="T2" style:family="text">
      <style:text-properties officeooo:rsid="00047a09"/>
    </style:style>
    <style:style style:name="T3" style:family="text">
      <style:text-properties officeooo:rsid="000e7505"/>
    </style:style>
    <style:style style:name="T4" style:family="text">
      <style:text-properties officeooo:rsid="0015c5a4"/>
    </style:style>
    <style:style style:name="T5" style:family="text">
      <style:text-properties officeooo:rsid="001728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éance 1:</text:p>
      <text:p text:style-name="P1"/>
      <text:p text:style-name="P1">Principal point : camera center, <text:span text:style-name="T1">pas forcément tout à fait au milieu</text:span></text:p>
      <text:p text:style-name="P3">distance focale : peut s’exprimer en pixel (fait intervenir facteur alpha)</text:p>
      <text:p text:style-name="P3"/>
      <text:p text:style-name="P4">Géométrie projec<text:span text:style-name="T2">tive</text:span></text:p>
      <text:p text:style-name="P5">Placement dans R^3</text:p>
      <text:p text:style-name="P8">dualité plan dans R^3 et point dans P^2</text:p>
      <text:p text:style-name="P6">Toute droite s’intersecte en géométrie projective !</text:p>
      <text:p text:style-name="P7">S = shear</text:p>
      <text:p text:style-name="P9">v = point de fuite</text:p>
      <text:p text:style-name="P10">théorème fondamental de la géométrie projective</text:p>
      <text:p text:style-name="P10"/>
      <text:p text:style-name="P11">Levenberg-Marquardt : hessien approximé par (J^T J + lambda I)</text:p>
      <text:p text:style-name="P11"/>
      <text:p text:style-name="P12">T = CC’</text:p>
      <text:p text:style-name="P12"/>
      <text:p text:style-name="P12">--<text:span text:style-name="T3">TP 1--</text:span></text:p>
      <text:p text:style-name="P13">Essayer d’ajouter la transparence entre les deux images</text:p>
      <text:p text:style-name="P13"/>
      <text:p text:style-name="P14">Seance 3:</text:p>
      <text:p text:style-name="P14"/>
      <text:p text:style-name="P15">Sans calibration = on ne connait pas K et K’</text:p>
      <text:p text:style-name="P16"/>
      <text:p text:style-name="P16">slide 13 : K=K’ signifie qu’on a les mêmes paramètres internes de la caméra </text:p>
      <text:p text:style-name="P17">carte de disparité : d</text:p>
      <text:p text:style-name="P17"/>
      <text:p text:style-name="P18">slide 24 : Fx{0} et non P (?)</text:p>
      <text:p text:style-name="P19">chaque couche correspond à une hypothèse de disparité</text:p>
      <text:p text:style-name="P19"/>
      <text:p text:style-name="P19">d_min ou d_max : <text:span text:style-name="T4">disparité min / max qu’on va considérer </text:span><text:span text:style-name="T5">(car on ne considère généralement pas qu’un point peut bouger n’importe où dans l’autre image. Par ex, on cherche dans la même abscisse et sous un certain décalage en ordonnée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6T13:37:39.744975849</meta:creation-date>
    <dc:date>2020-10-20T15:01:46.906631790</dc:date>
    <meta:editing-duration>PT2H58M11S</meta:editing-duration>
    <meta:editing-cycles>27</meta:editing-cycles>
    <meta:generator>LibreOffice/7.0.2.2$Linux_X86_64 LibreOffice_project/00$Build-2</meta:generator>
    <meta:document-statistic meta:table-count="0" meta:image-count="0" meta:object-count="0" meta:page-count="1" meta:paragraph-count="21" meta:word-count="171" meta:character-count="951" meta:non-whitespace-character-count="801"/>
  </office:meta>
</office:document-meta>
</file>